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ahoma" svg:font-family="tahoma, arial, verdana, sans-serif, 'Lucida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423cm" fo:text-align="start" style:justify-single-word="false" fo:text-indent="0cm" style:auto-text-indent="false"/>
    </style:style>
    <style:style style:name="T1" style:family="text">
      <style:text-properties fo:font-variant="normal" fo:text-transform="none" fo:color="#000000" style:font-name="tahoma" fo:font-size="8.2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Добрый день, уважаемые члены комиссии, гости. Я хочу представить вам доклад о моей квалификационной работе на степень бакалавра: «РАЗРАБОТКА ПРИЛОЖЕНИЯ ДЛЯ РЕШЕНИЯ НЕКОТОРЫХ ЗАДАЧ В ЧАСТНЫХ ПРОИЗВОДНЫХ НА ПАРАЛЛЕЛЬНОМ ВЫЧИСЛИТЕЛЕ ИММ УрО РАН».</text:span><text:line-break/><text:span text:style-name="T1">Найти решение дифференциальных уравнений в частных производных в явном виде в большинстве случаев не удается. А потому ведется разработка, обоснование и программная реализация численных методов. Актуальной задачей является разработка параллельных алгоритмов, а также распараллеливание уже имеющихся.</text:span><text:line-break/><text:span text:style-name="T1">В работе рассматриваются способы реализации различных методов ускорения вычислений, основанных на идеях и методах параллельных вычислений. В работе решаются следующие задачи:</text:span><text:line-break/><text:span text:style-name="T1">1) разработка web-приложения для решения некоторых уравнений в частных производных на параллельном вычислителе ИММ УрО РАН;</text:span><text:line-break/><text:span text:style-name="T1">2) разработка консольного приложения, при реализации метода встречной прогонки с использованием средств языка C#;</text:span><text:line-break/><text:span text:style-name="T1">3) проведение вычислительных экспериментов и сбор статистики по времени решения задач параллельными и однопоточным методами. </text:span><text:line-break/><text:span text:style-name="T1">Руководителем был задан класс уравнений, для численного решения которых как раз и надо было разработать приложения (на слайде). Эта математическая постановка является классической.</text:span><text:line-break/><text:span text:style-name="T1">Дифференциальному уравнению была поставлена в соответствие неявная разностная схема с весами. (S) При S = ½ она превращается в схему Кранка-Николсон, которая является абсолютно устойчивой.</text:span><text:line-break/><text:span text:style-name="T1">Решение этой задачи сводится к последовательному и многократному применению метода прогонки. Здесь имеются большие возможности для распараллеливания алгоритма и ускорения процесса численного решения.</text:span><text:line-break/><text:span text:style-name="T1">В работе рассмотрены стандартные левая и правая прогонки, которые являются однопоточными, двухстороння встречная прогонка, которая распараллелена в два потока. Так же была рассмотрена блочная прогонка, которая может быть запущена во многих потоках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ahoma" svg:font-family="tahoma, arial, verdana, sans-serif, 'Lucida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7T22:53:53.244895958</meta:creation-date>
    <dc:date>2014-06-17T22:54:34.573998424</dc:date>
    <meta:editing-duration>P0D</meta:editing-duration>
    <meta:editing-cycles>1</meta:editing-cycles>
    <meta:document-statistic meta:table-count="0" meta:image-count="0" meta:object-count="0" meta:page-count="1" meta:paragraph-count="1" meta:word-count="238" meta:character-count="1901" meta:non-whitespace-character-count="1663"/>
    <meta:generator>LibreOffice/4.1.2.3$Linux_X86_64 LibreOffice_project/410m0$Build-3</meta:generator>
  </office:meta>
</office:document-meta>
</file>